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F95EF9DB.png"/>
  <manifest:file-entry manifest:media-type="image/png" manifest:full-path="Pictures/10000201000002580000009420D871E7.png"/>
  <manifest:file-entry manifest:media-type="image/png" manifest:full-path="Pictures/1000000000000265000002573ADA2D8C.png"/>
  <manifest:file-entry manifest:media-type="image/png" manifest:full-path="Pictures/100000000000028A000001CCCFD1712E.png"/>
  <manifest:file-entry manifest:media-type="image/png" manifest:full-path="Pictures/10000000000002DD000001F766848A93.png"/>
  <manifest:file-entry manifest:media-type="image/png" manifest:full-path="Pictures/100000000000024100000241B2A9581C.png"/>
  <manifest:file-entry manifest:media-type="image/png" manifest:full-path="Pictures/10000000000006BC000006B41209F9CD.png"/>
  <manifest:file-entry manifest:media-type="image/png" manifest:full-path="Pictures/10000000000001FC000001E047F558FE.png"/>
  <manifest:file-entry manifest:media-type="image/png" manifest:full-path="Pictures/100000000000028A0000012C3E71B8FD.png"/>
  <manifest:file-entry manifest:media-type="image/png" manifest:full-path="Pictures/1000000000000280000001ABEE7A7F82.png"/>
  <manifest:file-entry manifest:media-type="image/png" manifest:full-path="Pictures/10000000000002E6000003209A6F94C3.png"/>
  <manifest:file-entry manifest:media-type="image/png" manifest:full-path="Pictures/10000000000002580000025825A04FCF.png"/>
  <manifest:file-entry manifest:media-type="image/png" manifest:full-path="Pictures/100000000000034800000348188A6799.png"/>
  <manifest:file-entry manifest:media-type="image/jpeg" manifest:full-path="Pictures/100000000000024D000002278EBD1F7F.jpg"/>
  <manifest:file-entry manifest:media-type="image/png" manifest:full-path="Pictures/1000000000000585000001EAA37CAE56.png"/>
  <manifest:file-entry manifest:media-type="image/png" manifest:full-path="Pictures/10000000000001900000018F0C95E1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pr1" style:family="presentation" style:parent-style-name="Standard-notes">
      <style:graphic-properties draw:stroke="none" draw:fill="none" draw:fill-color="#ffffff" draw:auto-grow-height="true" fo:min-height="13.363cm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line-height="93%" fo:text-align="center" text:enable-numbering="false" fo:text-indent="0cm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end" text:enable-numbering="false" fo:text-indent="0cm"/>
    </style:style>
    <style:style style:name="P6" style:family="paragraph">
      <style:paragraph-properties fo:margin-left="0cm" fo:margin-right="0cm" fo:line-height="93%" fo:text-align="end" text:enable-numbering="false" fo:text-indent="0cm" style:line-break="strict"/>
    </style:style>
    <style:style style:name="T1" style:family="text">
      <style:text-properties fo:color="#ffffff" fo:font-size="60pt" fo:language="en" fo:country="GB" fo:font-weight="bold" style:font-size-asian="60pt" style:font-weight-asian="bold" style:font-size-complex="60pt" style:font-weight-complex="bold"/>
    </style:style>
    <style:style style:name="T2" style:family="text">
      <style:text-properties fo:color="#ffffff" fo:language="en" fo:country="GB"/>
    </style:style>
    <style:style style:name="T3" style:family="text">
      <style:text-properties fo:color="#ffffff"/>
    </style:style>
    <style:style style:name="T4" style:family="text">
      <style:text-properties fo:color="#ffffff" fo:font-size="18pt" fo:language="en" fo:country="GB" style:font-size-asian="18pt" style:font-size-complex="18pt"/>
    </style:style>
    <text:list-style style:name="L1">
      <text:list-level-style-bullet text:level="1" text:bullet-char="">
        <style:text-properties fo:font-family="Wingdings" style:font-pitch="variable" style:font-charset="x-symbol" fo:color="#ffffff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owerPoint-Präsentation" draw:style-name="dp1" draw:master-page-name="Standard">
        <office:forms form:automatic-focus="false" form:apply-design-mode="false"/>
        <draw:frame draw:style-name="gr1" draw:text-style-name="P1" draw:layer="layout" svg:width="26.952cm" svg:height="6.646cm" svg:x="0.697cm" svg:y="6.932cm">
          <draw:image xlink:href="Pictures/10000201000002580000009420D871E7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1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4" draw:layer="layout" svg:width="28.002cm" svg:height="2.62cm" svg:x="0cm" svg:y="8.881cm">
          <text:p text:style-name="P3"><text:span text:style-name="T1">Planete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15.584cm" svg:height="11.769cm" svg:x="6.319cm" svg:y="3.259cm">
          <draw:image xlink:href="Pictures/100000000000024D000002278EBD1F7F.jpg" xlink:type="simple" xlink:show="embed" xlink:actuate="onLoad">
            <text:p text:style-name="P2"/>
          </draw:image>
        </draw:frame>
        <draw:custom-shape draw:style-name="gr2" draw:text-style-name="P4" draw:layer="layout" svg:width="27.499cm" svg:height="0.962cm" svg:x="0cm" svg:y="19.698cm">
          <text:p text:style-name="P5"><text:span text:style-name="T2">Merku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3">Venus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3.441cm" svg:height="9.701cm" svg:x="7.391cm" svg:y="4.269cm">
          <draw:image xlink:href="Pictures/10000000000001FC000001E047F558FE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4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2">Erd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198cm" svg:height="9.649cm" svg:x="5.512cm" svg:y="4.533cm">
          <draw:image xlink:href="Pictures/100000000000028A000001CCCFD1712E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5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3">Mars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5.875cm" svg:height="13.406cm" svg:x="6.174cm" svg:y="2.681cm">
          <draw:image xlink:href="Pictures/10000000000002580000025825A04FCF.png" xlink:type="simple" xlink:show="embed" xlink:actuate="onLoad">
            <text:p text:style-name="P2"/>
          </draw:image>
        </draw:frame>
        <draw:frame draw:style-name="gr1" draw:text-style-name="P1" draw:layer="layout" svg:width="1.499cm" svg:height="1.544cm" svg:x="4.498cm" svg:y="2.5cm">
          <draw:image xlink:href="Pictures/1000000000000265000002573ADA2D8C.png" xlink:type="simple" xlink:show="embed" xlink:actuate="onLoad">
            <text:p text:style-name="P2"/>
          </draw:image>
        </draw:frame>
        <draw:frame draw:style-name="gr1" draw:text-style-name="P1" draw:layer="layout" svg:width="1.587cm" svg:height="0.771cm" svg:x="5.499cm" svg:y="17.229cm">
          <draw:image xlink:href="Pictures/10000000000002DD000001F766848A93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6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3">Jupiter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0.999cm" svg:height="17.873cm" svg:x="3.612cm" svg:y="1.177cm">
          <draw:image xlink:href="Pictures/100000000000034800000348188A6799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7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style-name="gr2" draw:text-style-name="P4" draw:layer="layout" svg:width="27.499cm" svg:height="0.962cm" svg:x="0cm" svg:y="19.698cm">
          <text:p text:style-name="P6"><text:span text:style-name="T4">Saturn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198cm" svg:height="7.937cm" svg:x="5.512cm" svg:y="6.65cm">
          <draw:image xlink:href="Pictures/100000000000028A0000012C3E71B8FD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8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3">Uranus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1.096cm" svg:height="16.814cm" svg:x="3.563cm" svg:y="1.601cm">
          <draw:image xlink:href="Pictures/10000000000006BC000006B41209F9CD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9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2">Neptun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5.266cm" svg:height="11.832cm" svg:x="6.478cm" svg:y="2.985cm">
          <draw:image xlink:href="Pictures/100000000000024100000241B2A9581C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10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Standard">
        <draw:custom-shape draw:style-name="gr2" draw:text-style-name="P4" draw:layer="layout" svg:width="28.002cm" svg:height="4.983cm" svg:x="0cm" svg:y="7.982cm">
          <text:p text:style-name="P3"><text:span text:style-name="T1">Was gibt es noch in unserem Sonnensystem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1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2">Son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6.934cm" svg:height="10.372cm" svg:x="5.644cm" svg:y="6.138cm">
          <draw:image xlink:href="Pictures/1000000000000280000001E0F95EF9DB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12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2">Größenverhältnis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112cm" svg:height="8.206cm" svg:x="0cm" svg:y="5.764cm">
          <draw:image xlink:href="Pictures/1000000000000585000001EAA37CAE56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13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Standard">
        <draw:custom-shape draw:style-name="gr2" draw:text-style-name="P4" draw:layer="layout" svg:width="28.002cm" svg:height="2.62cm" svg:x="0cm" svg:y="8.881cm">
          <text:p text:style-name="P3"><text:span text:style-name="T1">Weiter draußen..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4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Standard">
        <draw:custom-shape draw:style-name="gr2" draw:text-style-name="P4" draw:layer="layout" svg:width="27.499cm" svg:height="0.962cm" svg:x="0cm" svg:y="19.698cm">
          <text:p text:style-name="P6"><text:span text:style-name="T4">Orionnebel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9.478cm" svg:height="20.999cm" svg:x="4.374cm" svg:y="0.119cm">
          <draw:image xlink:href="Pictures/10000000000002E6000003209A6F94C3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15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Standard">
        <draw:custom-shape draw:style-name="gr2" draw:text-style-name="P4" draw:layer="layout" svg:width="27.499cm" svg:height="0.962cm" svg:x="0cm" svg:y="19.698cm">
          <text:p text:style-name="P6"><text:span text:style-name="T4">Andromedagalaxi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6.934cm" svg:height="11.297cm" svg:x="5.644cm" svg:y="4.97cm">
          <draw:image xlink:href="Pictures/1000000000000280000001ABEE7A7F82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16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Standard">
        <draw:custom-shape draw:style-name="gr2" draw:text-style-name="P4" draw:layer="layout" svg:width="27.499cm" svg:height="0.962cm" svg:x="0cm" svg:y="19.698cm">
          <text:p text:style-name="P5"><text:span text:style-name="T2">“</text:span><text:span text:style-name="T2">Universum”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3.679cm" svg:height="14.16cm" svg:x="6.822cm" svg:y="3.338cm">
          <draw:image xlink:href="Pictures/10000000000001900000018F0C95E156.png" xlink:type="simple" xlink:show="embed" xlink:actuate="onLoad">
            <text:p text:style-name="P2"/>
          </draw:image>
        </draw:frame>
        <presentation:notes draw:style-name="dp2">
          <draw:page-thumbnail draw:layer="layout" svg:width="14.847cm" svg:height="11.134cm" svg:x="3.074cm" svg:y="2.258cm" draw:page-number="17"/>
          <draw:frame presentation:style-name="pr1" draw:text-style-name="P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">
            <style:text-properties fo:font-family="Wingdings" style:font-pitch="variable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text-properties fo:font-family="Wingdings" style:font-pitch="variable" style:font-charset="x-symbol" fo:color="#ffffff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ffffff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ffffff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ffffff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ffffff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 style:writing-mode="lr-tb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 style:writing-mode="lr-tb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 style:writing-mode="lr-tb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 style:writing-mode="lr-tb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Standard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text:enable-numbering="false" fo:text-indent="0cm" style:line-break="strict"/>
    </style:style>
    <style:style style:name="P4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3%" fo:text-align="center" text:enable-numbering="false" fo:text-indent="0cm" style:line-break="strict"/>
    </style:style>
    <style:style style:name="P6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7" style:family="paragraph">
      <style:paragraph-properties fo:margin-left="0cm" fo:margin-right="0cm" fo:line-height="93%" fo:text-align="end" text:enable-numbering="false" fo:text-indent="0cm" style:line-break="strict"/>
    </style:style>
    <style:style style:name="P8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9" style:family="paragraph">
      <style:paragraph-properties fo:text-align="center"/>
    </style:style>
    <style:style style:name="T1" style:family="text">
      <style:text-properties fo:color="#ffffff" fo:font-family="'Times New Roman'" style:font-pitch="variable" fo:font-size="14pt" fo:language="en" fo:country="GB" style:font-size-asian="14pt" style:font-size-complex="14pt"/>
    </style:style>
    <style:style style:name="T2" style:family="text">
      <style:text-properties fo:color="#000000" fo:font-family="'Times New Roman'" style:font-pitch="variable" fo:font-size="14pt" fo:language="en" fo:country="GB" style:font-size-asian="14pt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ffffff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 draw:page-number="2"/>
      <draw:page-thumbnail draw:layer="backgroundobjects" svg:width="7.127cm" svg:height="5.345cm" svg:x="2.211cm" svg:y="12.177cm" draw:page-number="3"/>
      <draw:page-thumbnail draw:layer="backgroundobjects" svg:width="7.127cm" svg:height="5.345cm" svg:x="11.661cm" svg:y="12.177cm" draw:page-number="4"/>
      <draw:page-thumbnail draw:layer="backgroundobjects" svg:width="7.127cm" svg:height="5.345cm" svg:x="2.211cm" svg:y="20.196cm" draw:page-number="5"/>
      <draw:page-thumbnail draw:layer="backgroundobjects" svg:width="7.127cm" svg:height="5.345cm" svg:x="11.661cm" svg:y="20.196cm" draw:page-number="6"/>
      <draw:frame draw:style-name="gr1" draw:text-style-name="P1" draw:layer="backgroundobjects" svg:width="9.113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3cm" svg:height="3.502cm" svg:x="1.397cm" svg:y="0.837cm" presentation:class="title" presentation:placeholder="true">
        <draw:text-box/>
      </draw:frame>
      <draw:frame presentation:style-name="Standard-outline1" draw:layer="backgroundobjects" svg:width="25.193cm" svg:height="13.857cm" svg:x="1.397cm" svg:y="4.912cm" presentation:class="outline" presentation:placeholder="true">
        <draw:text-box/>
      </draw:frame>
      <draw:frame presentation:style-name="pr1" draw:text-style-name="P4" draw:layer="backgroundobjects" svg:width="6.517cm" svg:height="1.443cm" svg:x="1.397cm" svg:y="19.129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872cm" svg:height="1.443cm" svg:x="9.578cm" svg:y="19.129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6.518cm" svg:height="1.443cm" svg:x="20.073cm" svg:y="19.129cm" presentation:class="page-number">
        <draw:text-box>
          <text:p text:style-name="P7"><text:span text:style-name="T1"><text:page-number>1</text:page-number></text:span></text:p>
        </draw:text-box>
      </draw:frame>
      <presentation:notes style:page-layout-name="PM0">
        <draw:rect draw:style-name="gr3" draw:text-style-name="P9" draw:layer="backgroundobjects" svg:width="21cm" svg:height="29.7cm" svg:x="0cm" svg:y="0cm">
          <text:p/>
        </draw:rect>
        <draw:page-thumbnail presentation:style-name="Standard-title" draw:layer="backgroundobjects" svg:width="14.843cm" svg:height="11.131cm" svg:x="3.073cm" svg:y="2.258cm" presentation:class="page"/>
        <draw:frame presentation:style-name="Standard-notes" draw:layer="backgroundobjects" svg:width="16.797cm" svg:height="13.362cm" svg:x="2.098cm" svg:y="14.106cm" presentation:class="notes" presentation:placeholder="true">
          <draw:text-box/>
        </draw:frame>
        <draw:frame presentation:style-name="pr4" draw:text-style-name="P4" draw:layer="backgroundobjects" svg:width="9.106cm" svg:height="1.483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8" draw:layer="backgroundobjects" svg:width="9.106cm" svg:height="1.483cm" svg:x="11.889cm" svg:y="0cm" presentation:class="date-time">
          <draw:text-box>
            <text:p text:style-name="P7"><text:span text:style-name="T2"><presentation:date-time/></text:span></text:p>
          </draw:text-box>
        </draw:frame>
        <draw:frame presentation:style-name="pr6" draw:text-style-name="P4" draw:layer="backgroundobjects" svg:width="9.106cm" svg:height="1.483cm" svg:x="0cm" svg:y="28.212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8" draw:layer="backgroundobjects" svg:width="9.106cm" svg:height="1.483cm" svg:x="11.889cm" svg:y="28.212cm" presentation:class="page-number">
          <draw:text-box>
            <text:p text:style-name="P7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PowerPoint-Präsentation</dc:title>
    <dc:creator> </dc:creator>
    <dc:date>2008-09-22T19:13:24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